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svg:stroke-color="#073642" draw:marker-start-width="0.359cm" draw:marker-end-width="0.359cm" draw:fill="none" draw:textarea-horizontal-align="justify" draw:textarea-vertical-align="middle" draw:auto-grow-height="false" fo:min-height="4.948cm" fo:min-width="7.314cm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Ultrafine_20_Dashed" svg:stroke-width="0.106cm" svg:stroke-color="#d33682" draw:marker-start="" draw:marker-start-width="0.358cm" draw:marker-end="Circle_20_unfilled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Ultrafine_20_Dashed" svg:stroke-width="0.106cm" svg:stroke-color="#859900" draw:marker-start="" draw:marker-start-width="0.358cm" draw:marker-end="Circle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dc322f" draw:marker-start="" draw:marker-start-width="0.358cm" draw:marker-end="Circle_20_unfilled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2aa198" draw:marker-start="" draw:marker-start-width="0.358cm" draw:marker-end="Circle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solid" draw:stroke-dash="Ultrafine_20_Dashed" svg:stroke-width="0.106cm" svg:stroke-color="#cb4b16" draw:marker-start="" draw:marker-start-width="0.358cm" draw:marker-end="Square_20_unfilled" draw:marker-end-width="0.358cm" svg:stroke-opacity="100%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solid" draw:stroke-dash="Ultrafine_20_Dashed" svg:stroke-width="0.106cm" svg:stroke-color="#268bd2" draw:marker-start="" draw:marker-start-width="0.358cm" draw:marker-end="Square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fo:min-height="1.983cm"/>
    </style:style>
    <style:style style:name="gr9" style:family="graphic" style:parent-style-name="standard">
      <style:graphic-properties draw:stroke="none" draw:fill-color="#93a1a1" draw:textarea-horizontal-align="justify" draw:textarea-vertical-align="middle" draw:auto-grow-height="false" fo:min-height="1.306cm" fo:min-width="1.0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9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1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9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7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1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3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8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1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7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2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6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8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6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9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4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708cm"/>
    </style:style>
    <style:style style:name="gr32" style:family="graphic" style:parent-style-name="standard">
      <style:graphic-properties draw:stroke="dash" draw:stroke-dash="Fine_20_Dashed" svg:stroke-width="0.106cm" svg:stroke-color="#073642" draw:marker-start-width="0.359cm" draw:marker-end-width="0.359cm" draw:fill="none" draw:textarea-horizontal-align="justify" draw:textarea-vertical-align="middle" draw:auto-grow-height="false" fo:min-height="2.332cm" fo:min-width="3.407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-color="#93a1a1" draw:textarea-horizontal-align="justify" draw:textarea-vertical-align="middle" draw:auto-grow-height="false" fo:min-height="0.539cm" fo:min-width="0.289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color="#d33682" fo:language="en" fo:country="US"/>
    </style:style>
    <style:style style:name="P3" style:family="paragraph">
      <loext:graphic-properties draw:fill="none"/>
      <style:paragraph-properties fo:text-align="center"/>
      <style:text-properties fo:color="#cb4b16" fo:language="en" fo:country="US"/>
    </style:style>
    <style:style style:name="P4" style:family="paragraph">
      <loext:graphic-properties draw:fill="none"/>
      <style:paragraph-properties fo:text-align="center"/>
      <style:text-properties fo:color="#2aa198" fo:language="en" fo:country="US"/>
    </style:style>
    <style:style style:name="P5" style:family="paragraph">
      <style:text-properties fo:color="#073642" fo:font-size="24pt" style:font-size-asian="24pt" style:font-size-complex="24pt"/>
    </style:style>
    <style:style style:name="P6" style:family="paragraph">
      <loext:graphic-properties draw:fill="none" draw:fill-color="#ffffff"/>
      <style:text-properties fo:color="#073642" style:font-name="Aller Display" fo:font-size="24pt" fo:language="en" fo:country="US" style:font-size-asian="24pt" style:font-size-complex="24pt"/>
    </style:style>
    <style:style style:name="P7" style:family="paragraph">
      <style:paragraph-properties fo:text-align="center"/>
      <style:text-properties fo:color="#002b36" fo:font-size="22pt" style:font-size-asian="22pt" style:font-size-complex="22pt"/>
    </style:style>
    <style:style style:name="P8" style:family="paragraph">
      <loext:graphic-properties draw:fill-color="#93a1a1"/>
      <style:paragraph-properties fo:text-align="center"/>
      <style:text-properties fo:color="#002b36" style:font-name="Aller Light" fo:font-size="22pt" fo:language="en" fo:country="US" style:font-size-asian="22pt" style:font-size-complex="22pt"/>
    </style:style>
    <style:style style:name="P9" style:family="paragraph">
      <style:text-properties fo:color="#2aa198"/>
    </style:style>
    <style:style style:name="P10" style:family="paragraph">
      <loext:graphic-properties draw:fill="none" draw:fill-color="#ffffff"/>
      <style:text-properties fo:color="#2aa198" style:font-name="Aller" fo:font-size="11pt" fo:language="en" fo:country="US" style:font-size-asian="11pt" style:font-size-complex="11pt"/>
    </style:style>
    <style:style style:name="P11" style:family="paragraph">
      <loext:graphic-properties draw:fill="none" draw:fill-color="#ffffff"/>
      <style:text-properties fo:color="#859900" style:font-name="Aller" fo:font-size="11pt" fo:language="en" fo:country="US" style:font-size-asian="11pt" style:font-size-complex="11pt"/>
    </style:style>
    <style:style style:name="P12" style:family="paragraph">
      <loext:graphic-properties draw:fill="none" draw:fill-color="#ffffff"/>
      <style:text-properties fo:color="#2aa198" style:font-name="Aller Light" fo:font-size="14pt" fo:language="en" fo:country="US" style:font-size-asian="14pt" style:font-size-complex="14pt"/>
    </style:style>
    <style:style style:name="P13" style:family="paragraph">
      <loext:graphic-properties draw:fill="none" draw:fill-color="#ffffff"/>
      <style:text-properties fo:color="#859900" style:font-name="Aller Light" fo:font-size="14pt" fo:language="en" fo:country="US" style:font-size-asian="14pt" style:font-size-complex="14pt"/>
    </style:style>
    <style:style style:name="P14" style:family="paragraph">
      <style:text-properties fo:color="#268bd2"/>
    </style:style>
    <style:style style:name="P15" style:family="paragraph">
      <loext:graphic-properties draw:fill="none" draw:fill-color="#ffffff"/>
      <style:text-properties fo:color="#268bd2" style:font-name="Aller Light" fo:font-size="14pt" fo:language="en" fo:country="US" style:font-size-asian="14pt" style:font-size-complex="14pt"/>
    </style:style>
    <style:style style:name="P16" style:family="paragraph">
      <style:text-properties fo:color="#cb4b16"/>
    </style:style>
    <style:style style:name="P17" style:family="paragraph">
      <loext:graphic-properties draw:fill="none" draw:fill-color="#ffffff"/>
      <style:text-properties fo:color="#cb4b16" style:font-name="Aller Light" fo:font-size="14pt" fo:language="en" fo:country="US" style:font-size-asian="14pt" style:font-size-complex="14pt"/>
    </style:style>
    <style:style style:name="P18" style:family="paragraph">
      <style:text-properties fo:color="#dc322f"/>
    </style:style>
    <style:style style:name="P19" style:family="paragraph">
      <loext:graphic-properties draw:fill="none" draw:fill-color="#ffffff"/>
      <style:text-properties fo:color="#dc322f" style:font-name="Aller Light" fo:font-size="14pt" fo:language="en" fo:country="US" style:font-size-asian="14pt" style:font-size-complex="14pt"/>
    </style:style>
    <style:style style:name="P20" style:family="paragraph">
      <loext:graphic-properties draw:fill="none" draw:fill-color="#ffffff"/>
      <style:text-properties fo:color="#d33682" style:font-name="Aller Light" fo:font-size="14pt" fo:language="en" fo:country="US" style:font-size-asian="14pt" style:font-size-complex="14pt"/>
    </style:style>
    <style:style style:name="P21" style:family="paragraph">
      <loext:graphic-properties draw:fill="none" draw:fill-color="#ffffff"/>
      <style:text-properties fo:color="#cb4b16" style:font-name="Aller" fo:font-size="11pt" fo:language="en" fo:country="US" style:font-size-asian="11pt" style:font-size-complex="11pt"/>
    </style:style>
    <style:style style:name="P22" style:family="paragraph">
      <loext:graphic-properties draw:fill="none" draw:fill-color="#ffffff"/>
      <style:text-properties fo:color="#dc322f" style:font-name="Aller" fo:font-size="11pt" fo:language="en" fo:country="US" style:font-size-asian="11pt" style:font-size-complex="11pt"/>
    </style:style>
    <style:style style:name="P23" style:family="paragraph">
      <loext:graphic-properties draw:fill="none" draw:fill-color="#ffffff"/>
      <style:text-properties fo:color="#d33682" style:font-name="Aller" fo:font-size="11pt" fo:language="en" fo:country="US" style:font-size-asian="11pt" style:font-size-complex="11pt"/>
    </style:style>
    <style:style style:name="P24" style:family="paragraph">
      <loext:graphic-properties draw:fill="none" draw:fill-color="#ffffff"/>
      <style:text-properties fo:color="#268bd2" style:font-name="Aller" fo:font-size="11pt" fo:language="en" fo:country="US" style:font-size-asian="11pt" style:font-size-complex="11pt"/>
    </style:style>
    <style:style style:name="T1" style:family="text">
      <style:text-properties fo:color="#073642" style:font-name="Aller Display" fo:font-size="24pt" fo:language="en" fo:country="US" style:font-size-asian="24pt" style:font-size-complex="24pt"/>
    </style:style>
    <style:style style:name="T2" style:family="text">
      <style:text-properties fo:color="#002b36" style:font-name="Aller Light" fo:font-size="22pt" fo:language="en" fo:country="US" style:font-size-asian="22pt" style:font-size-complex="22pt"/>
    </style:style>
    <style:style style:name="T3" style:family="text">
      <style:text-properties style:font-name="Aller" fo:font-size="11pt" fo:language="en" fo:country="US" style:font-size-asian="11pt" style:font-size-complex="11pt"/>
    </style:style>
    <style:style style:name="T4" style:family="text">
      <style:text-properties fo:color="#859900" style:font-name="Aller" fo:font-size="11pt" fo:language="en" fo:country="US" style:font-size-asian="11pt" style:font-size-complex="11pt"/>
    </style:style>
    <style:style style:name="T5" style:family="text">
      <style:text-properties fo:color="#2aa198" style:font-name="Aller Light" fo:font-size="14pt" fo:language="en" fo:country="US" style:font-size-asian="14pt" style:font-size-complex="14pt"/>
    </style:style>
    <style:style style:name="T6" style:family="text">
      <style:text-properties fo:color="#859900" style:font-name="Aller Light" fo:font-size="14pt" fo:language="en" fo:country="US" style:font-size-asian="14pt" style:font-size-complex="14pt"/>
    </style:style>
    <style:style style:name="T7" style:family="text">
      <style:text-properties fo:color="#268bd2" style:font-name="Aller Light" fo:font-size="14pt" fo:language="en" fo:country="US" style:font-size-asian="14pt" style:font-size-complex="14pt"/>
    </style:style>
    <style:style style:name="T8" style:family="text">
      <style:text-properties style:font-name="Aller Light" fo:font-size="14pt" fo:language="en" fo:country="US" style:font-size-asian="14pt" style:font-size-complex="14pt"/>
    </style:style>
    <style:style style:name="T9" style:family="text">
      <style:text-properties fo:color="#d33682" style:font-name="Aller Light" fo:font-size="14pt" fo:language="en" fo:country="US" style:font-size-asian="14pt" style:font-size-complex="14pt"/>
    </style:style>
    <style:style style:name="T10" style:family="text">
      <style:text-properties fo:color="#d33682" style:font-name="Aller" fo:font-size="11pt" fo:language="en" fo:country="US" style:font-size-asian="11pt" style:font-size-complex="11pt"/>
    </style:style>
    <style:style style:name="T11" style:family="text">
      <style:text-properties fo:color="#268bd2" style:font-name="Aller" fo:font-size="11pt" fo:language="en" fo:country="US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2cm" svg:height="7.5cm" svg:x="5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" draw:text-style-name="P2" draw:layer="layout" svg:x1="9.7cm" svg:y1="8.242cm" svg:x2="8.743cm" svg:y2="8.861cm">
              <text:p/>
            </draw:line>
            <draw:line draw:style-name="gr2" draw:text-style-name="P2" draw:layer="layout" svg:x1="8.742cm" svg:y1="8.861cm" svg:x2="7.785cm" svg:y2="9.48cm">
              <text:p/>
            </draw:line>
            <draw:line draw:style-name="gr2" draw:text-style-name="P2" draw:layer="layout" svg:x1="7.785cm" svg:y1="9.481cm" svg:x2="6.828cm" svg:y2="10.1cm">
              <text:p/>
            </draw:line>
          </draw:g>
          <draw:g>
            <draw:line draw:style-name="gr3" draw:text-style-name="P1" draw:layer="layout" svg:x1="11.5cm" svg:y1="7.158cm" svg:x2="12.457cm" svg:y2="6.539cm">
              <text:p/>
            </draw:line>
            <draw:line draw:style-name="gr3" draw:text-style-name="P1" draw:layer="layout" svg:x1="13.2cm" svg:y1="5.3cm" svg:x2="13.7cm" svg:y2="6.5cm">
              <text:p/>
            </draw:line>
            <draw:line draw:style-name="gr3" draw:text-style-name="P1" draw:layer="layout" svg:x1="12.363cm" svg:y1="6.6cm" svg:x2="13.2cm" svg:y2="5cm">
              <text:p/>
            </draw:line>
          </draw:g>
          <draw:g>
            <draw:line draw:style-name="gr4" draw:text-style-name="P3" draw:layer="layout" svg:x1="9.5cm" svg:y1="7.8cm" svg:x2="8.4cm" svg:y2="7.8cm">
              <text:p/>
            </draw:line>
            <draw:line draw:style-name="gr4" draw:text-style-name="P3" draw:layer="layout" svg:x1="8.412cm" svg:y1="7.8cm" svg:x2="7.312cm" svg:y2="7.8cm">
              <text:p/>
            </draw:line>
            <draw:line draw:style-name="gr4" draw:text-style-name="P3" draw:layer="layout" svg:x1="7.324cm" svg:y1="7.8cm" svg:x2="6.224cm" svg:y2="7.8cm">
              <text:p/>
            </draw:line>
            <draw:line draw:style-name="gr4" draw:text-style-name="P3" draw:layer="layout" svg:x1="6.236cm" svg:y1="7.8cm" svg:x2="5.136cm" svg:y2="7.8cm">
              <text:p/>
            </draw:line>
          </draw:g>
          <draw:g>
            <draw:line draw:style-name="gr5" draw:text-style-name="P4" draw:layer="layout" svg:x1="11.6cm" svg:y1="7.8cm" svg:x2="12.7cm" svg:y2="7.8cm">
              <text:p/>
            </draw:line>
            <draw:line draw:style-name="gr5" draw:text-style-name="P4" draw:layer="layout" svg:x1="12.688cm" svg:y1="7.8cm" svg:x2="13.788cm" svg:y2="7.8cm">
              <text:p/>
            </draw:line>
            <draw:line draw:style-name="gr5" draw:text-style-name="P4" draw:layer="layout" svg:x1="13.776cm" svg:y1="7.8cm" svg:x2="14.876cm" svg:y2="7.8cm">
              <text:p/>
            </draw:line>
            <draw:line draw:style-name="gr5" draw:text-style-name="P4" draw:layer="layout" svg:x1="14.864cm" svg:y1="7.8cm" svg:x2="15.964cm" svg:y2="7.8cm">
              <text:p/>
            </draw:line>
          </draw:g>
          <draw:g>
            <draw:line draw:style-name="gr6" draw:text-style-name="P1" draw:layer="layout" svg:x1="9.672cm" svg:y1="7.2cm" svg:x2="8.715cm" svg:y2="6.581cm">
              <text:p/>
            </draw:line>
            <draw:line draw:style-name="gr6" draw:text-style-name="P1" draw:layer="layout" svg:x1="8.714cm" svg:y1="6.58cm" svg:x2="7.757cm" svg:y2="5.961cm">
              <text:p/>
            </draw:line>
            <draw:line draw:style-name="gr6" draw:text-style-name="P1" draw:layer="layout" svg:x1="7.757cm" svg:y1="5.961cm" svg:x2="6.8cm" svg:y2="5.342cm">
              <text:p/>
            </draw:line>
          </draw:g>
          <draw:g>
            <draw:line draw:style-name="gr7" draw:text-style-name="P4" draw:layer="layout" svg:x1="11.528cm" svg:y1="8.342cm" svg:x2="12.485cm" svg:y2="8.961cm">
              <text:p/>
            </draw:line>
            <draw:line draw:style-name="gr7" draw:text-style-name="P4" draw:layer="layout" svg:x1="12.486cm" svg:y1="8.962cm" svg:x2="13.443cm" svg:y2="9.581cm">
              <text:p/>
            </draw:line>
            <draw:line draw:style-name="gr7" draw:text-style-name="P4" draw:layer="layout" svg:x1="13.443cm" svg:y1="9.581cm" svg:x2="14.4cm" svg:y2="10.2cm">
              <text:p/>
            </draw:line>
          </draw:g>
          <draw:frame draw:style-name="gr8" draw:text-style-name="P6" draw:layer="layout" svg:width="4.1cm" svg:height="2.233cm" svg:x="8.6cm" svg:y="3.9cm">
            <draw:text-box>
              <text:p text:style-name="P5"><text:span text:style-name="T1">Quality</text:span></text:p>
            </draw:text-box>
          </draw:frame>
          <draw:custom-shape draw:style-name="gr9" draw:text-style-name="P8" draw:layer="layout" svg:width="2.2cm" svg:height="2.2cm" svg:x="9.5cm" svg:y="6.7cm">
            <text:p text:style-name="P7"><text:span text:style-name="T2">Spe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0" draw:layer="layout" svg:width="1.412cm" svg:height="0.712cm" svg:x="11.888cm" svg:y="7.788cm">
            <draw:text-box>
              <text:p text:style-name="P9"><text:span text:style-name="T3">State</text:span></text:p>
            </draw:text-box>
          </draw:frame>
          <draw:frame draw:style-name="gr11" draw:text-style-name="P11" draw:layer="layout" svg:width="1.632cm" svg:height="1.173cm" svg:x="13.6cm" svg:y="5.7cm">
            <draw:text-box>
              <text:p><text:span text:style-name="T4">Partial</text:span></text:p>
              <text:p><text:span text:style-name="T4">Order</text:span></text:p>
            </draw:text-box>
          </draw:frame>
          <draw:frame draw:style-name="gr12" draw:text-style-name="P10" draw:layer="layout" svg:width="1.425cm" svg:height="0.712cm" svg:x="13.988cm" svg:y="7.788cm">
            <draw:text-box>
              <text:p text:style-name="P9"><text:span text:style-name="T3">Local</text:span></text:p>
            </draw:text-box>
          </draw:frame>
          <draw:frame draw:style-name="gr13" draw:text-style-name="P10" draw:layer="layout" svg:width="1.264cm" svg:height="0.712cm" svg:x="15cm" svg:y="7.088cm">
            <draw:text-box>
              <text:p text:style-name="P9"><text:span text:style-name="T3">Plan</text:span></text:p>
            </draw:text-box>
          </draw:frame>
          <draw:frame draw:style-name="gr14" draw:text-style-name="P12" draw:layer="layout" svg:width="1.984cm" svg:height="1.629cm" svg:x="16.177cm" svg:y="7.071cm">
            <draw:text-box>
              <text:p text:style-name="P9"><text:span text:style-name="T5">Search</text:span></text:p>
              <text:p text:style-name="P9"><text:span text:style-name="T5">Space</text:span></text:p>
            </draw:text-box>
          </draw:frame>
          <draw:frame draw:style-name="gr15" draw:text-style-name="P13" draw:layer="layout" svg:width="2.619cm" svg:height="0.84cm" svg:x="14.5cm" svg:y="4.4cm">
            <draw:text-box>
              <text:p><text:span text:style-name="T6">Plan Type</text:span></text:p>
            </draw:text-box>
          </draw:frame>
          <draw:frame draw:style-name="gr16" draw:text-style-name="P15" draw:layer="layout" svg:width="1.984cm" svg:height="0.84cm" svg:x="14.817cm" svg:y="10.06cm">
            <draw:text-box>
              <text:p text:style-name="P14"><text:span text:style-name="T7">Timing</text:span></text:p>
            </draw:text-box>
          </draw:frame>
          <draw:frame draw:style-name="gr17" draw:text-style-name="P17" draw:layer="layout" svg:width="3.072cm" svg:height="0.84cm" svg:x="3.6cm" svg:y="4.4cm">
            <draw:text-box>
              <text:p text:style-name="P16"><text:span text:style-name="T8">Action Type</text:span></text:p>
            </draw:text-box>
          </draw:frame>
          <draw:frame draw:style-name="gr18" draw:text-style-name="P19" draw:layer="layout" svg:width="1.827cm" svg:height="1.429cm" svg:x="3.121cm" svg:y="7.071cm">
            <draw:text-box>
              <text:p text:style-name="P18"><text:span text:style-name="T8">Guide</text:span></text:p>
              <text:p text:style-name="P18"><text:span text:style-name="T8">Space</text:span></text:p>
            </draw:text-box>
          </draw:frame>
          <draw:frame draw:style-name="gr19" draw:text-style-name="P20" draw:layer="layout" svg:width="2.327cm" svg:height="0.84cm" svg:x="3.973cm" svg:y="10.06cm">
            <draw:text-box>
              <text:p><text:span text:style-name="T9">Building</text:span></text:p>
            </draw:text-box>
          </draw:frame>
          <draw:frame draw:style-name="gr20" draw:text-style-name="P10" draw:layer="layout" svg:width="1.628cm" svg:height="0.712cm" svg:x="12.772cm" svg:y="7.088cm">
            <draw:text-box>
              <text:p text:style-name="P9"><text:span text:style-name="T3">Action</text:span></text:p>
            </draw:text-box>
          </draw:frame>
          <draw:frame draw:style-name="gr21" draw:text-style-name="P11" draw:layer="layout" svg:width="1.836cm" svg:height="0.712cm" svg:x="11.164cm" svg:y="4.8cm">
            <draw:text-box>
              <text:p><text:span text:style-name="T4">Diverse</text:span></text:p>
            </draw:text-box>
          </draw:frame>
          <draw:frame draw:style-name="gr22" draw:text-style-name="P11" draw:layer="layout" svg:width="2.217cm" svg:height="0.712cm" svg:x="10.383cm" svg:y="5.9cm">
            <draw:text-box>
              <text:p><text:span text:style-name="T4">Sequence</text:span></text:p>
            </draw:text-box>
          </draw:frame>
          <draw:frame draw:style-name="gr23" draw:text-style-name="P21" draw:layer="layout" svg:width="1.721cm" svg:height="0.712cm" svg:x="8.479cm" svg:y="5.888cm">
            <draw:text-box>
              <text:p text:style-name="P16"><text:span text:style-name="T3">Simple</text:span></text:p>
            </draw:text-box>
          </draw:frame>
          <draw:frame draw:style-name="gr24" draw:text-style-name="P21" draw:layer="layout" svg:width="2.132cm" svg:height="0.712cm" svg:x="6.268cm" svg:y="6.1cm">
            <draw:text-box>
              <text:p text:style-name="P16"><text:span text:style-name="T3">Temporal</text:span></text:p>
            </draw:text-box>
          </draw:frame>
          <draw:frame draw:style-name="gr25" draw:text-style-name="P21" draw:layer="layout" svg:width="2.394cm" svg:height="0.712cm" svg:x="6.9cm" svg:y="4.8cm">
            <draw:text-box>
              <text:p text:style-name="P16"><text:span text:style-name="T3">Composite</text:span></text:p>
            </draw:text-box>
          </draw:frame>
          <draw:frame draw:style-name="gr10" draw:text-style-name="P22" draw:layer="layout" svg:width="1.412cm" svg:height="0.712cm" svg:x="7.772cm" svg:y="7.788cm">
            <draw:text-box>
              <text:p text:style-name="P18"><text:span text:style-name="T3">State</text:span></text:p>
            </draw:text-box>
          </draw:frame>
          <draw:frame draw:style-name="gr20" draw:text-style-name="P22" draw:layer="layout" svg:width="1.628cm" svg:height="0.712cm" svg:x="6.7cm" svg:y="7.088cm">
            <draw:text-box>
              <text:p text:style-name="P18"><text:span text:style-name="T3">Action</text:span></text:p>
            </draw:text-box>
          </draw:frame>
          <draw:frame draw:style-name="gr12" draw:text-style-name="P22" draw:layer="layout" svg:width="1.425cm" svg:height="0.712cm" svg:x="5.672cm" svg:y="7.788cm">
            <draw:text-box>
              <text:p text:style-name="P18"><text:span text:style-name="T3">Local</text:span></text:p>
            </draw:text-box>
          </draw:frame>
          <draw:frame draw:style-name="gr13" draw:text-style-name="P22" draw:layer="layout" svg:width="1.264cm" svg:height="0.712cm" svg:x="4.9cm" svg:y="7.088cm">
            <draw:text-box>
              <text:p text:style-name="P18"><text:span text:style-name="T3">Plan</text:span></text:p>
            </draw:text-box>
          </draw:frame>
          <draw:frame draw:style-name="gr26" draw:text-style-name="P23" draw:layer="layout" svg:width="3.177cm" svg:height="0.712cm" svg:x="7.023cm" svg:y="9.7cm">
            <draw:text-box>
              <text:p><text:span text:style-name="T10">Plan Repair</text:span></text:p>
            </draw:text-box>
          </draw:frame>
          <draw:frame draw:style-name="gr27" draw:text-style-name="P23" draw:layer="layout" svg:width="2.526cm" svg:height="1.173cm" svg:x="5.374cm" svg:y="8.427cm">
            <draw:text-box>
              <text:p><text:span text:style-name="T10">Plan</text:span></text:p>
              <text:p><text:span text:style-name="T10">Refinement</text:span></text:p>
            </draw:text-box>
          </draw:frame>
          <draw:frame draw:style-name="gr28" draw:text-style-name="P23" draw:layer="layout" svg:width="2.445cm" svg:height="0.712cm" svg:x="8.555cm" svg:y="8.788cm">
            <draw:text-box>
              <text:p><text:span text:style-name="T10">Directional</text:span></text:p>
            </draw:text-box>
          </draw:frame>
          <draw:frame draw:style-name="gr29" draw:text-style-name="P24" draw:layer="layout" svg:width="1.728cm" svg:height="0.712cm" svg:x="10.872cm" svg:y="8.788cm">
            <draw:text-box>
              <text:p text:style-name="P14"><text:span text:style-name="T11">Online</text:span></text:p>
            </draw:text-box>
          </draw:frame>
          <draw:frame draw:style-name="gr30" draw:text-style-name="P24" draw:layer="layout" svg:width="1.979cm" svg:height="0.712cm" svg:x="12.821cm" svg:y="8.7cm">
            <draw:text-box>
              <text:p text:style-name="P14"><text:span text:style-name="T11">Anytime</text:span></text:p>
            </draw:text-box>
          </draw:frame>
          <draw:frame draw:style-name="gr31" draw:text-style-name="P24" draw:layer="layout" svg:width="2.208cm" svg:height="0.712cm" svg:x="12cm" svg:y="9.688cm">
            <draw:text-box>
              <text:p text:style-name="P14"><text:span text:style-name="T11">Complete</text:span></text:p>
            </draw:text-box>
          </draw:frame>
        </draw:g>
        <draw:g>
          <draw:custom-shape draw:style-name="gr32" draw:text-style-name="P1" draw:layer="layout" svg:width="5.675cm" svg:height="3.8cm" svg:x="5.139cm" svg:y="16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line draw:style-name="gr2" draw:text-style-name="P2" draw:layer="layout" svg:x1="7.52cm" svg:y1="18.949cm" svg:x2="7.035cm" svg:y2="19.263cm">
              <text:p/>
            </draw:line>
            <draw:line draw:style-name="gr2" draw:text-style-name="P2" draw:layer="layout" svg:x1="7.035cm" svg:y1="19.263cm" svg:x2="6.55cm" svg:y2="19.577cm">
              <text:p/>
            </draw:line>
            <draw:line draw:style-name="gr2" draw:text-style-name="P2" draw:layer="layout" svg:x1="6.55cm" svg:y1="19.577cm" svg:x2="6.065cm" svg:y2="19.891cm">
              <text:p/>
            </draw:line>
          </draw:g>
          <draw:g>
            <draw:line draw:style-name="gr3" draw:text-style-name="P1" draw:layer="layout" svg:x1="8.432cm" svg:y1="18.4cm" svg:x2="8.917cm" svg:y2="18.086cm">
              <text:p/>
            </draw:line>
            <draw:line draw:style-name="gr3" draw:text-style-name="P1" draw:layer="layout" svg:x1="9.2cm" svg:y1="17.4cm" svg:x2="9.7cm" svg:y2="18.2cm">
              <text:p/>
            </draw:line>
            <draw:line draw:style-name="gr3" draw:text-style-name="P1" draw:layer="layout" svg:x1="8.87cm" svg:y1="18.117cm" svg:x2="9.3cm" svg:y2="17.3cm">
              <text:p/>
            </draw:line>
          </draw:g>
          <draw:g>
            <draw:line draw:style-name="gr4" draw:text-style-name="P3" draw:layer="layout" svg:x1="7.419cm" svg:y1="18.725cm" svg:x2="6.862cm" svg:y2="18.725cm">
              <text:p/>
            </draw:line>
            <draw:line draw:style-name="gr4" draw:text-style-name="P3" draw:layer="layout" svg:x1="6.867cm" svg:y1="18.725cm" svg:x2="6.31cm" svg:y2="18.725cm">
              <text:p/>
            </draw:line>
            <draw:line draw:style-name="gr4" draw:text-style-name="P3" draw:layer="layout" svg:x1="6.316cm" svg:y1="18.725cm" svg:x2="5.759cm" svg:y2="18.725cm">
              <text:p/>
            </draw:line>
            <draw:line draw:style-name="gr4" draw:text-style-name="P3" draw:layer="layout" svg:x1="5.765cm" svg:y1="18.725cm" svg:x2="5.208cm" svg:y2="18.725cm">
              <text:p/>
            </draw:line>
          </draw:g>
          <draw:g>
            <draw:line draw:style-name="gr5" draw:text-style-name="P4" draw:layer="layout" svg:x1="8.483cm" svg:y1="18.725cm" svg:x2="9.04cm" svg:y2="18.725cm">
              <text:p/>
            </draw:line>
            <draw:line draw:style-name="gr5" draw:text-style-name="P4" draw:layer="layout" svg:x1="9.034cm" svg:y1="18.725cm" svg:x2="9.591cm" svg:y2="18.725cm">
              <text:p/>
            </draw:line>
            <draw:line draw:style-name="gr5" draw:text-style-name="P4" draw:layer="layout" svg:x1="9.586cm" svg:y1="18.725cm" svg:x2="10.143cm" svg:y2="18.725cm">
              <text:p/>
            </draw:line>
            <draw:line draw:style-name="gr5" draw:text-style-name="P4" draw:layer="layout" svg:x1="10.137cm" svg:y1="18.725cm" svg:x2="10.694cm" svg:y2="18.725cm">
              <text:p/>
            </draw:line>
          </draw:g>
          <draw:g>
            <draw:line draw:style-name="gr6" draw:text-style-name="P1" draw:layer="layout" svg:x1="7.506cm" svg:y1="18.422cm" svg:x2="7.021cm" svg:y2="18.108cm">
              <text:p/>
            </draw:line>
            <draw:line draw:style-name="gr6" draw:text-style-name="P1" draw:layer="layout" svg:x1="7.021cm" svg:y1="18.108cm" svg:x2="6.536cm" svg:y2="17.794cm">
              <text:p/>
            </draw:line>
            <draw:line draw:style-name="gr6" draw:text-style-name="P1" draw:layer="layout" svg:x1="6.536cm" svg:y1="17.794cm" svg:x2="6.051cm" svg:y2="17.48cm">
              <text:p/>
            </draw:line>
          </draw:g>
          <draw:g>
            <draw:line draw:style-name="gr7" draw:text-style-name="P4" draw:layer="layout" svg:x1="8.447cm" svg:y1="19cm" svg:x2="8.932cm" svg:y2="19.314cm">
              <text:p/>
            </draw:line>
            <draw:line draw:style-name="gr7" draw:text-style-name="P4" draw:layer="layout" svg:x1="8.932cm" svg:y1="19.314cm" svg:x2="9.417cm" svg:y2="19.628cm">
              <text:p/>
            </draw:line>
            <draw:line draw:style-name="gr7" draw:text-style-name="P4" draw:layer="layout" svg:x1="9.417cm" svg:y1="19.628cm" svg:x2="9.902cm" svg:y2="19.942cm">
              <text:p/>
            </draw:line>
          </draw:g>
          <draw:custom-shape draw:style-name="gr33" draw:text-style-name="P8" draw:layer="layout" svg:width="1.115cm" svg:height="1.115cm" svg:x="7.419cm" svg:y="18.168cm">
            <text:p text:style-name="P7"><text:span text:style-name="T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" svg:viewBox="0 0 10 10" svg:d="M0 0h10v10h-10z"/>
    <draw:marker draw:name="Square_20_unfilled" draw:display-name="Square unfilled" svg:viewBox="0 0 300 300" svg:d="M0 0h300v300h-300zM20 20h260v260h-26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10:14:20.692423819</meta:creation-date>
    <dc:date>2016-09-19T14:40:25.296036347</dc:date>
    <meta:editing-duration>PT34M46S</meta:editing-duration>
    <meta:editing-cycles>11</meta:editing-cycles>
    <meta:generator>LibreOffice/5.1.4.2$Linux_X86_64 LibreOffice_project/10m0$Build-2</meta:generator>
    <meta:document-statistic meta:object-count="85"/>
  </office:meta>
</office:document-meta>
</file>